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4pt" fo:font-style="italic" style:font-size-asian="14pt" style:font-style-asian="italic" style:font-size-complex="14pt" style:font-style-complex="italic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12ce1d" style:font-size-asian="14pt" style:font-size-complex="14pt"/>
    </style:style>
    <style:style style:name="P4" style:family="paragraph" style:parent-style-name="Standard">
      <style:text-properties fo:font-size="14pt" officeooo:paragraph-rsid="00130786" style:font-size-asian="14pt" style:font-size-complex="14pt"/>
    </style:style>
    <style:style style:name="P5" style:family="paragraph" style:parent-style-name="Standard">
      <style:text-properties fo:font-size="14pt" officeooo:rsid="00130786" officeooo:paragraph-rsid="00130786" style:font-size-asian="14pt" style:font-size-complex="14pt"/>
    </style:style>
    <style:style style:name="P6" style:family="paragraph" style:parent-style-name="Standard">
      <style:text-properties fo:font-size="14pt" officeooo:rsid="00130786" officeooo:paragraph-rsid="001caa07" style:font-size-asian="14pt" style:font-size-complex="14pt"/>
    </style:style>
    <style:style style:name="P7" style:family="paragraph" style:parent-style-name="Standard">
      <style:text-properties fo:font-size="14pt" officeooo:paragraph-rsid="001784ac" style:font-size-asian="14pt" style:font-size-complex="14pt"/>
    </style:style>
    <style:style style:name="P8" style:family="paragraph" style:parent-style-name="Standard">
      <style:text-properties fo:font-size="14pt" officeooo:paragraph-rsid="00189167" style:font-size-asian="14pt" style:font-size-complex="14pt"/>
    </style:style>
    <style:style style:name="P9" style:family="paragraph" style:parent-style-name="Standard">
      <style:text-properties fo:font-size="14pt" officeooo:paragraph-rsid="001981aa" style:font-size-asian="14pt" style:font-size-complex="14pt"/>
    </style:style>
    <style:style style:name="P10" style:family="paragraph" style:parent-style-name="Standard">
      <style:text-properties fo:font-size="14pt" officeooo:rsid="001a6f8c" officeooo:paragraph-rsid="001a6f8c" style:font-size-asian="14pt" style:font-size-complex="14pt"/>
    </style:style>
    <style:style style:name="P11" style:family="paragraph" style:parent-style-name="Standard">
      <style:text-properties fo:font-size="14pt" officeooo:rsid="001a6f8c" officeooo:paragraph-rsid="001caa07" style:font-size-asian="14pt" style:font-size-complex="14pt"/>
    </style:style>
    <style:style style:name="P12" style:family="paragraph" style:parent-style-name="Standard">
      <style:text-properties fo:font-size="14pt" officeooo:paragraph-rsid="001a6f8c" style:font-size-asian="14pt" style:font-size-complex="14pt"/>
    </style:style>
    <style:style style:name="P13" style:family="paragraph" style:parent-style-name="Standard">
      <style:text-properties fo:font-size="14pt" officeooo:rsid="0019521f" officeooo:paragraph-rsid="001a6f8c" style:font-size-asian="14pt" style:font-size-complex="14pt"/>
    </style:style>
    <style:style style:name="P14" style:family="paragraph" style:parent-style-name="Standard">
      <style:text-properties fo:font-size="14pt" officeooo:rsid="001784ac" officeooo:paragraph-rsid="001784ac" style:font-size-asian="14pt" style:font-size-complex="14pt"/>
    </style:style>
    <style:style style:name="P15" style:family="paragraph" style:parent-style-name="Standard">
      <style:text-properties fo:font-size="14pt" officeooo:rsid="001caa07" officeooo:paragraph-rsid="001caa07" style:font-size-asian="14pt" style:font-size-complex="14pt"/>
    </style:style>
    <style:style style:name="P16" style:family="paragraph" style:parent-style-name="Standard">
      <style:text-properties fo:font-size="14pt" officeooo:paragraph-rsid="001caa07" style:font-size-asian="14pt" style:font-size-complex="14pt"/>
    </style:style>
    <style:style style:name="P17" style:family="paragraph" style:parent-style-name="Standard">
      <style:text-properties fo:font-size="14pt" officeooo:rsid="0012ce1d" officeooo:paragraph-rsid="0012ce1d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2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20pt" fo:font-weight="bold" officeooo:paragraph-rsid="001784ac" style:font-size-asian="20pt" style:font-weight-asian="bold" style:font-size-complex="20pt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size="20pt" fo:font-weight="bold" officeooo:paragraph-rsid="001981aa" style:font-size-asian="20pt" style:font-weight-asian="bold" style:font-size-complex="20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20pt" fo:font-weight="bold" officeooo:paragraph-rsid="001caa07" style:font-size-asian="20pt" style:font-weight-asian="bold" style:font-size-complex="20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5" style:family="paragraph" style:parent-style-name="Standard">
      <style:text-properties officeooo:paragraph-rsid="001caa07"/>
    </style:style>
    <style:style style:name="P26" style:family="paragraph" style:parent-style-name="Standard">
      <style:text-properties fo:font-size="14pt" officeooo:rsid="001a6f8c" officeooo:paragraph-rsid="001a6f8c" style:font-size-asian="14pt" style:font-size-complex="14pt"/>
    </style:style>
    <style:style style:name="P27" style:family="paragraph" style:parent-style-name="Standard">
      <style:text-properties fo:font-size="14pt" officeooo:rsid="001a6f8c" officeooo:paragraph-rsid="00200637" style:font-size-asian="14pt" style:font-size-complex="14pt"/>
    </style:style>
    <style:style style:name="P28" style:family="paragraph" style:parent-style-name="Standard">
      <style:text-properties fo:font-size="14pt" officeooo:paragraph-rsid="00200637" style:font-size-asian="14pt" style:font-size-complex="14pt"/>
    </style:style>
    <style:style style:name="P29" style:family="paragraph" style:parent-style-name="Standard">
      <style:text-properties fo:font-size="14pt" officeooo:rsid="001caa07" officeooo:paragraph-rsid="001caa07" style:font-size-asian="14pt" style:font-size-complex="14pt"/>
    </style:style>
    <style:style style:name="P30" style:family="paragraph" style:parent-style-name="Standard">
      <style:text-properties fo:font-size="14pt" officeooo:rsid="001caa07" officeooo:paragraph-rsid="00200637" style:font-size-asian="14pt" style:font-size-complex="14pt"/>
    </style:style>
    <style:style style:name="P31" style:family="paragraph" style:parent-style-name="Standard">
      <style:text-properties fo:font-size="14pt" officeooo:rsid="00130786" officeooo:paragraph-rsid="00200637" style:font-size-asian="14pt" style:font-size-complex="14pt"/>
    </style:style>
    <style:style style:name="P32" style:family="paragraph" style:parent-style-name="Standard">
      <style:paragraph-properties fo:text-align="center" style:justify-single-word="false"/>
      <style:text-properties fo:font-size="20pt" officeooo:paragraph-rsid="001caa07" style:font-size-asian="20pt" style:font-size-complex="20pt"/>
    </style:style>
    <style:style style:name="P33" style:family="paragraph" style:parent-style-name="Standard">
      <style:text-properties officeooo:paragraph-rsid="00200637"/>
    </style:style>
    <style:style style:name="T1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2" style:family="text">
      <style:text-properties fo:font-size="20pt" style:text-underline-style="solid" style:text-underline-width="auto" style:text-underline-color="font-color" fo:font-weight="bold" officeooo:rsid="0012ce1d" style:font-size-asian="20pt" style:font-weight-asian="bold" style:font-size-complex="20pt" style:font-weight-complex="bold"/>
    </style:style>
    <style:style style:name="T3" style:family="text">
      <style:text-properties fo:font-size="20pt" style:text-underline-style="solid" style:text-underline-width="auto" style:text-underline-color="font-color" fo:font-weight="bold" officeooo:rsid="00130786" style:font-size-asian="20pt" style:font-weight-asian="bold" style:font-size-complex="20pt" style:font-weight-complex="bold"/>
    </style:style>
    <style:style style:name="T4" style:family="text">
      <style:text-properties fo:font-size="20pt" style:text-underline-style="solid" style:text-underline-width="auto" style:text-underline-color="font-color" fo:font-weight="bold" officeooo:rsid="0015bead" style:font-size-asian="20pt" style:font-weight-asian="bold" style:font-size-complex="20pt" style:font-weight-complex="bold"/>
    </style:style>
    <style:style style:name="T5" style:family="text">
      <style:text-properties fo:font-size="20pt" style:text-underline-style="solid" style:text-underline-width="auto" style:text-underline-color="font-color" fo:font-weight="bold" officeooo:rsid="001784ac" style:font-size-asian="20pt" style:font-weight-asian="bold" style:font-size-complex="20pt" style:font-weight-complex="bold"/>
    </style:style>
    <style:style style:name="T6" style:family="text">
      <style:text-properties fo:font-size="20pt" style:text-underline-style="solid" style:text-underline-width="auto" style:text-underline-color="font-color" fo:font-weight="bold" officeooo:rsid="001a6f8c" style:font-size-asian="20pt" style:font-weight-asian="bold" style:font-size-complex="20pt" style:font-weight-complex="bold"/>
    </style:style>
    <style:style style:name="T7" style:family="text">
      <style:text-properties fo:font-size="20pt" style:text-underline-style="solid" style:text-underline-width="auto" style:text-underline-color="font-color" fo:font-weight="bold" officeooo:rsid="001caa07" style:font-size-asian="20pt" style:font-weight-asian="bold" style:font-size-complex="20pt" style:font-weight-complex="bold"/>
    </style:style>
    <style:style style:name="T8" style:family="text">
      <style:text-properties fo:font-size="20pt" style:text-underline-style="solid" style:text-underline-width="auto" style:text-underline-color="font-color" fo:font-weight="bold" officeooo:rsid="00200637" style:font-size-asian="20pt" style:font-weight-asian="bold" style:font-size-complex="20pt" style:font-weight-complex="bold"/>
    </style:style>
    <style:style style:name="T9" style:family="text">
      <style:text-properties officeooo:rsid="0012ce1d"/>
    </style:style>
    <style:style style:name="T10" style:family="text">
      <style:text-properties officeooo:rsid="00130786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784ac" style:font-weight-asian="bold" style:font-weight-complex="bold"/>
    </style:style>
    <style:style style:name="T13" style:family="text">
      <style:text-properties fo:font-weight="bold" officeooo:rsid="001caa07" style:font-weight-asian="bold" style:font-weight-complex="bold"/>
    </style:style>
    <style:style style:name="T14" style:family="text">
      <style:text-properties officeooo:rsid="001784ac"/>
    </style:style>
    <style:style style:name="T15" style:family="text">
      <style:text-properties officeooo:rsid="00189167"/>
    </style:style>
    <style:style style:name="T16" style:family="text">
      <style:text-properties officeooo:rsid="001981aa"/>
    </style:style>
    <style:style style:name="T17" style:family="text">
      <style:text-properties style:text-underline-style="solid" style:text-underline-width="auto" style:text-underline-color="font-color" fo:font-weight="bold" officeooo:rsid="001981aa" style:font-weight-asian="bold" style:font-weight-complex="bold"/>
    </style:style>
    <style:style style:name="T18" style:family="text">
      <style:text-properties style:text-underline-style="none" fo:font-weight="bold" officeooo:rsid="001981aa" style:font-size-asian="12.25pt" style:font-weight-asian="bold" style:font-weight-complex="bold"/>
    </style:style>
    <style:style style:name="T19" style:family="text">
      <style:text-properties officeooo:rsid="001a6f8c"/>
    </style:style>
    <style:style style:name="T20" style:family="text">
      <style:text-properties officeooo:rsid="001caa07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4pt" officeooo:rsid="00189167" style:font-size-asian="14pt" style:font-size-complex="14pt"/>
    </style:style>
    <style:style style:name="T23" style:family="text">
      <style:text-properties fo:font-size="14pt" officeooo:rsid="0012ce1d" style:font-size-asian="14pt" style:font-size-complex="14pt"/>
    </style:style>
    <style:style style:name="T24" style:family="text">
      <style:text-properties fo:font-size="14pt" officeooo:rsid="001caa07" style:font-size-asian="14pt" style:font-size-complex="14pt"/>
    </style:style>
    <style:style style:name="T25" style:family="text">
      <style:text-properties fo:font-size="14pt" officeooo:rsid="00200637" style:font-size-asian="14pt" style:font-size-complex="14pt"/>
    </style:style>
    <style:style style:name="T26" style:family="text">
      <style:text-properties style:font-name="Liberation Serif1" officeooo:rsid="001caa07" style:font-name-asian="Liberation Serif1" style:font-name-complex="Liberation Serif1"/>
    </style:style>
    <style:style style:name="T27" style:family="text">
      <style:text-properties style:font-name="Liberation Serif" officeooo:rsid="001caa07" style:font-name-asian="WenQuanYi Micro Hei" style:font-name-complex="Lohit Hindi"/>
    </style:style>
    <style:style style:name="T28" style:family="text">
      <style:text-properties style:font-name="Liberation Serif" officeooo:rsid="001e9be8" style:font-name-asian="WenQuanYi Micro Hei" style:font-name-complex="Lohit Hindi"/>
    </style:style>
    <style:style style:name="T29" style:family="text">
      <style:text-properties officeooo:rsid="001e9be8"/>
    </style:style>
    <style:style style:name="T30" style:family="text">
      <style:text-properties officeooo:rsid="0020063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Meataxe-64</text:p>
      <text:p text:style-name="P18">Prog<text:span text:style-name="T15">gy</text:span> Documentation.</text:p>
      <text:p text:style-name="P19">Richard Parker <text:span text:style-name="T20">3.7</text:span>.2014</text:p>
      <text:p text:style-name="P1"/>
      <text:p text:style-name="P20">Section 1 – Introduction</text:p>
      <text:p text:style-name="P2"/>
      <text:p text:style-name="P7">In meataxe64, a "progg<text:span text:style-name="T15">y</text:span>" is a routine that is designed to be called via the thread-farm.<text:span text:style-name="T14"> <text:s/>There are two types - "constitutive" and "dataflow" proggies. <text:s/>It is intended that the proggies and the top-level programs that use them be as independent as possible, so that the programmer in charge of the top-level program can use them without reference to how they are implemented. <text:s/>Indeed initially the proggies will be implemented in a relatively simple but inefficient way (using FIELD and Dfmt) and only later will faster versions of some of them, based on the HPMI, become available.</text:span></text:p>
      <text:p text:style-name="P7"/>
      <text:p text:style-name="P21">Section <text:span text:style-name="T14">2</text:span> – <text:span text:style-name="T14">Some preliminary concepts.</text:span></text:p>
      <text:p text:style-name="P7"/>
      <text:p text:style-name="P14">The basic idea top-level program must break the problem down into smaller sub-problems, each of which can be performed by a proggy. <text:s/>In practice, good design of a top-level program is often a compromise between memory footprint and load-balancing<text:span text:style-name="T20">.</text:span></text:p>
      <text:p text:style-name="P14"/>
      <text:p text:style-name="P15">To assist with this, the idea is to use the "Dijkstra P/V" mechanism, also known as a counting semeaphore. <text:s/>At present, the only application of this is that the reading of rows can be made to wait for the writing of rows. <text:s/>It is clear that this will need to be expanded in future.</text:p>
      <text:p text:style-name="P2"/>
      <text:p text:style-name="P24"><text:span text:style-name="T11">Section </text:span><text:span text:style-name="T12">3</text:span><text:span text:style-name="T11"> – Moj structures.</text:span></text:p>
      <text:p text:style-name="P2"/>
      <text:p text:style-name="P2"><text:span text:style-name="T1">Dfmt Moj.</text:span> <text:s/>This consists of two uint64 integers giving the number of rows an the number of columns. <text:s/>After these 16 bytes, the Dfmt data follows immediately.</text:p>
      <text:p text:style-name="P2"/>
      <text:p text:style-name="P2"><text:span text:style-name="T1">Field Moj.</text:span> <text:s/>This consists entirely of the FIELD data structure.</text:p>
      <text:p text:style-name="P7"/>
      <text:p text:style-name="P7"><text:span text:style-name="T5">BitString</text:span><text:span text:style-name="T1"> Moj.</text:span> <text:s/><text:span text:style-name="T14">This consists of two uint64 integers (total number of bits, and number of set bits) followed by as many 64-bit words as needed to hold the total number of bits.</text:span></text:p>
      <text:p text:style-name="P7"/>
      <text:p text:style-name="P22">Section <text:span text:style-name="T16">5</text:span> – Detail of the <text:span text:style-name="T16">constitutive </text:span>proggies.</text:p>
      <text:p text:style-name="P9"/>
      <text:p text:style-name="P9"><text:span text:style-name="T17">MxRead</text:span><text:span text:style-name="T18">(char * fname, int fdmoj, int firstmoj, int H int V, int PV)</text:span><text:span text:style-name="T14"> to read a </text:span><text:soft-page-break/><text:span text:style-name="T14">matrix from the given filename, into H rows of V blocks of mojes, starting at firstmoj. <text:s/>A populated field moj must be provided. <text:s/>If the PV value is zero, reading proceeds at full speed. <text:s/>Otherwise it relies on that Dijkstra P-ing and V-ing value being somehow V-d, usually by MxWrite.</text:span></text:p>
      <text:p text:style-name="P9"/>
      <text:p text:style-name="P9"><text:span text:style-name="T17">MxWrite</text:span><text:span text:style-name="T18">(char * fname, int fdmoj, int nor, int noc, int firstmoj, int H int V, int PV)</text:span><text:span text:style-name="T14"> to write the matrix to the given filename, which will ultimately be <text:s/>nor x noc matrix (since this information must go into the header). <text:s/>As with the read, the matrix is provided as a contiguous set of moj numbers, being H rows of V blocks of mojes, starting at firstmoj. <text:s/>A populated field moj must be provided. <text:s/>If the PV value is zero, no Dijkstra PV variable is altered. <text:s/>Otherwise it V-s the given PV variable allowing one other constitutive proggy (usually the read) to proceed in tandem.</text:span></text:p>
      <text:p text:style-name="P9"/>
      <text:p text:style-name="P20">Section 4 – Detail of the <text:span text:style-name="T16">dataflow </text:span>proggies.</text:p>
      <text:p text:style-name="P3"/>
      <text:p text:style-name="P15">So far there are only t<text:span text:style-name="T30">hree</text:span> dataflow proggies implemented.</text:p>
      <text:p text:style-name="P15"/>
      <text:p text:style-name="P3"><text:span text:style-name="T1">1 M</text:span><text:span text:style-name="T2">UL</text:span><text:span text:style-name="T1">.</text:span> <text:s/><text:span text:style-name="T14">A dataflow proggy for matrix multiplication. <text:s/></text:span>This progg<text:span text:style-name="T14">y</text:span> has <text:span text:style-name="T9">four</text:span> moj parameters </text:p>
      <text:p text:style-name="P3"><text:tab/>Field<text:tab/>f<text:tab/>The field structure in use</text:p>
      <text:p text:style-name="P3"><text:tab/>Dfmt <text:tab/>A<text:tab/>Matrix A in Dfmt</text:p>
      <text:p text:style-name="P3"><text:tab/><text:span text:style-name="T14">D</text:span>fmt B<text:tab/>Matrix B in <text:span text:style-name="T14">D</text:span>fmt</text:p>
      <text:p text:style-name="P3"><text:tab/><text:span text:style-name="T14">D</text:span>fmt C<text:tab/>The result matrix, in <text:span text:style-name="T14">D</text:span>fmt, C = A x B</text:p>
      <text:p text:style-name="P7"/>
      <text:p text:style-name="P12"><text:span text:style-name="T7">2</text:span><text:span text:style-name="T1"> M</text:span><text:span text:style-name="T6">AD</text:span><text:span text:style-name="T1">.</text:span> <text:s/><text:span text:style-name="T14">A dataflow proggy for combined matrix multiplication and addition, so computing D = C + A.B. <text:s/></text:span>This progg<text:span text:style-name="T14">y</text:span> has <text:span text:style-name="T9">five</text:span> moj parameters </text:p>
      <text:p text:style-name="P12"><text:tab/>Field<text:tab/>f<text:tab/>The field structure in use</text:p>
      <text:p text:style-name="P12"><text:tab/>Dfmt <text:tab/>A<text:tab/>Matrix A in Dfmt</text:p>
      <text:p text:style-name="P12"><text:tab/><text:span text:style-name="T14">D</text:span>fmt B<text:tab/>Matrix B in <text:span text:style-name="T14">D</text:span>fmt</text:p>
      <text:p text:style-name="P12"><text:tab/><text:span text:style-name="T14">D</text:span>fmt C<text:tab/><text:span text:style-name="T19">Matrix C in Dfmt</text:span></text:p>
      <text:p text:style-name="P10"><text:tab/>Dfmt D<text:tab/>The result matrix D = C + (A x B)</text:p>
      <text:p text:style-name="P7"/>
      <text:p text:style-name="P10">The MAD routine is not expected to be faster than a multiply followed by an add, but the difference is that matrix C is a dependency before MAD can start, which may be preferable to control the memory footprint.</text:p>
      <text:p text:style-name="P13"/>
      <text:p text:style-name="P10">Suppose we wish to compute P.Q + R.S. <text:s/>Doing two multiplies and one add, the two multiplies will start immediately, and the add will run when both multiplies have completed. <text:s/>Using MUL then MAD, only the first multiply can run, and the MAD will only start when the MUL has completed.</text:p>
      <text:p text:style-name="P10"/>
      <text:p text:style-name="P10">Suppose we do a multiply chopped 20x20. <text:s/>Using MUL and ADD, it would be permissible to start all 8,000 multiplies at once, but using MAD this can be reduced to 400.</text:p>
      <text:p text:style-name="P10"/>
      <text:p text:style-name="P28"><text:soft-page-break/><text:span text:style-name="T8">9</text:span><text:span text:style-name="T1"> </text:span><text:span text:style-name="T8">ADD</text:span><text:span text:style-name="T1">.</text:span> <text:s/><text:span text:style-name="T14">A dataflow proggy for matrix addition. <text:s/></text:span>This progg<text:span text:style-name="T14">y</text:span> has <text:span text:style-name="T9">four</text:span> moj parameters </text:p>
      <text:p text:style-name="P28"><text:tab/>Field<text:tab/>f<text:tab/>The field structure in use</text:p>
      <text:p text:style-name="P28"><text:tab/>Dfmt <text:tab/>A<text:tab/>Matrix A in Dfmt</text:p>
      <text:p text:style-name="P28"><text:tab/><text:span text:style-name="T14">D</text:span>fmt B<text:tab/>Matrix B in <text:span text:style-name="T14">D</text:span>fmt</text:p>
      <text:p text:style-name="P27"><text:tab/><text:span text:style-name="T14">D</text:span>fmt C<text:tab/>The result matrix, in <text:span text:style-name="T14">D</text:span>fmt, C = A <text:span text:style-name="T30">+</text:span> B</text:p>
      <text:p text:style-name="P12"/>
      <text:p text:style-name="P23">Section <text:span text:style-name="T20">5</text:span> – Detail of <text:span text:style-name="T16">dataflow </text:span>proggies<text:span text:style-name="T20"> for Gaussian</text:span>.</text:p>
      <text:p text:style-name="P16"/>
      <text:p text:style-name="P3"><text:span text:style-name="T7">3</text:span><text:span text:style-name="T1"> </text:span><text:span text:style-name="T2">ECH</text:span><text:span text:style-name="T1">.</text:span> <text:s/><text:span text:style-name="T9">Echelize. <text:s/></text:span>This proggie has <text:span text:style-name="T14">six</text:span> moj parameters </text:p>
      <text:p text:style-name="P3"><text:tab/>Field<text:tab/>f<text:tab/>The field structure in use</text:p>
      <text:p text:style-name="P3"><text:tab/><text:span text:style-name="T14">Dfmt H</text:span><text:tab/><text:span text:style-name="T14">The input matrix H</text:span></text:p>
      <text:p text:style-name="P3"><text:tab/><text:span text:style-name="T9">BitString R</text:span><text:tab/><text:span text:style-name="T9">The Row-select bit string for the row basis of H used</text:span></text:p>
      <text:p text:style-name="P3"><text:tab/><text:span text:style-name="T9">BitString C</text:span><text:tab/><text:span text:style-name="T9">The Column-select bit string for the column basis of H used</text:span></text:p>
      <text:p text:style-name="P3"><text:tab/><text:span text:style-name="T9">D</text:span>fmt <text:span text:style-name="T9">X</text:span><text:tab/>The <text:span text:style-name="T9">left multiplier that puts the selected rows into echelon form</text:span></text:p>
      <text:p text:style-name="P17"><text:tab/>Dfmt T<text:tab/>The remnant - the non-selected columns of the selected rows.</text:p>
      <text:p text:style-name="P16"/>
      <text:p text:style-name="P16"><text:span text:style-name="T7">4</text:span><text:span text:style-name="T1"> </text:span><text:span text:style-name="T2">C</text:span><text:span text:style-name="T3">E</text:span><text:span text:style-name="T2">X</text:span><text:span text:style-name="T1">.</text:span> <text:s/><text:span text:style-name="T9">Column (pivot) extract. <text:s/>Parameters</text:span></text:p>
      <text:p text:style-name="P16"><text:tab/>Field<text:tab/>f<text:tab/>The field structure in use</text:p>
      <text:p text:style-name="P16"><text:tab/><text:span text:style-name="T9">BitString C</text:span><text:tab/><text:span text:style-name="T9">The Column select bit string</text:span></text:p>
      <text:p text:style-name="P16"><text:tab/><text:span text:style-name="T9">Dfmt M</text:span><text:tab/>Matrix <text:span text:style-name="T9">M</text:span> in <text:span text:style-name="T9">D</text:span>fmt</text:p>
      <text:p text:style-name="P16"><text:tab/><text:span text:style-name="T9">Dfmt M1</text:span><text:tab/>Matrix <text:span text:style-name="T9">M1 of selected columns</text:span> in <text:span text:style-name="T9">D</text:span>fmt</text:p>
      <text:p text:style-name="P16"><text:tab/><text:span text:style-name="T9">Dfmt M0</text:span><text:tab/>Matrix <text:span text:style-name="T9">M0 of non-selected columns</text:span> in <text:span text:style-name="T9">D</text:span>fmt</text:p>
      <text:p text:style-name="P11">Initially this will probably proceed using DPak and DUnpak, but a faster version should eventually be produced that works via DCut and DPaste, speeding up the common case where fairly long strings of columns go to the same output.</text:p>
      <text:p text:style-name="P11"/>
      <text:p text:style-name="P3"><text:span text:style-name="T7">5</text:span><text:span text:style-name="T1"> </text:span><text:span text:style-name="T2">R</text:span><text:span text:style-name="T3">E</text:span><text:span text:style-name="T2">X</text:span><text:span text:style-name="T1">.</text:span> <text:s/><text:span text:style-name="T9">Row extract. <text:s/></text:span>This proggie has five moj parameters </text:p>
      <text:p text:style-name="P3"><text:tab/>Field<text:tab/>f<text:tab/>The field structure in use</text:p>
      <text:p text:style-name="P8"><text:tab/><text:span text:style-name="T9">BitString R</text:span><text:tab/><text:span text:style-name="T9">The Row-select bit string</text:span></text:p>
      <text:p text:style-name="P3"><text:tab/><text:span text:style-name="T15">Dfmt M</text:span><text:tab/>Matrix <text:span text:style-name="T9">M</text:span></text:p>
      <text:p text:style-name="P3"><text:tab/><text:span text:style-name="T15">Dfmt M1</text:span><text:tab/>Matrix <text:span text:style-name="T9">M1 of selected rows</text:span> in <text:span text:style-name="T15">D</text:span>fmt</text:p>
      <text:p text:style-name="P3"><text:tab/><text:span text:style-name="T15">Dfmt M0</text:span><text:tab/>Matrix <text:span text:style-name="T9">M0 of non-selected rows</text:span> in <text:span text:style-name="T15">D</text:span>fmt</text:p>
      <text:p text:style-name="P3"/>
      <text:p text:style-name="P3"><text:span text:style-name="T7">6</text:span><text:span text:style-name="T1"> </text:span><text:span text:style-name="T2">RRF</text:span><text:span text:style-name="T1">.</text:span> <text:s/><text:span text:style-name="T9">Row riffle. <text:s/>Parameters</text:span> </text:p>
      <text:p text:style-name="P3"><text:tab/>Field<text:tab/>f<text:tab/>The field structure in use</text:p>
      <text:p text:style-name="P3"><text:tab/><text:span text:style-name="T9">BitString R</text:span><text:tab/><text:span text:style-name="T9">The Row-select bit string</text:span></text:p>
      <text:p text:style-name="P3"><text:tab/><text:span text:style-name="T15">Dfmt M1</text:span><text:tab/>Matrix <text:span text:style-name="T9">M1 of the rows,</text:span> in <text:span text:style-name="T15">D</text:span>fmt<text:span text:style-name="T9">, supplied when the bit is 1</text:span></text:p>
      <text:p text:style-name="P3"><text:tab/><text:span text:style-name="T15">Dfmt M0</text:span><text:tab/>Matrix <text:span text:style-name="T9">M0 of the rows, </text:span>in <text:span text:style-name="T15">D</text:span>fmt<text:span text:style-name="T9">, supplied when the bit is 0</text:span></text:p>
      <text:p text:style-name="P3"><text:tab/><text:span text:style-name="T15">Dfmt M</text:span><text:tab/>Matrix <text:span text:style-name="T9">M</text:span> in <text:span text:style-name="T15">D</text:span>fmt<text:span text:style-name="T9"> obtained by combining the two sets of rows.</text:span></text:p>
      <text:p text:style-name="P4"/>
      <text:p text:style-name="P4"><text:span text:style-name="T7">7</text:span><text:span text:style-name="T1"> </text:span><text:span text:style-name="T3">PVC</text:span><text:span text:style-name="T1">.</text:span> <text:s/><text:span text:style-name="T10">Pivot combine <text:s/>Parameters</text:span></text:p>
      <text:p text:style-name="P4"><text:tab/><text:span text:style-name="T9">BitString P<text:tab/><text:tab/>The initial bit input string</text:span></text:p>
      <text:p text:style-name="P4"><text:tab/><text:span text:style-name="T10">BitString Q<text:tab/><text:tab/>The bits of Q correspond to the unset bits of P</text:span></text:p>
      <text:p text:style-name="P4"><text:soft-page-break/><text:tab/><text:span text:style-name="T10">BitString P1<text:tab/><text:tab/>The string P with the set bits of Q set additionally.</text:span></text:p>
      <text:p text:style-name="P5"><text:tab/>Bit<text:span text:style-name="T15">String</text:span> U<text:tab/><text:span text:style-name="T15"><text:tab/></text:span>One bit for each set bit in P1 - where did it come from (1=P)</text:p>
      <text:p text:style-name="P5"/>
      <text:p text:style-name="P4"><text:span text:style-name="T7">8</text:span><text:span text:style-name="T3"> </text:span><text:span text:style-name="T4">BEX</text:span><text:span text:style-name="T1">.</text:span> <text:span text:style-name="T10"><text:s text:c="2"/>"Both Extract" - select the non-selected rows of the selected columns. <text:s/>The parameters are</text:span> </text:p>
      <text:p text:style-name="P4"><text:tab/>Field<text:tab/>f<text:tab/>The field structure in use</text:p>
      <text:p text:style-name="P4"><text:tab/><text:span text:style-name="T9">BitString R</text:span><text:tab/><text:span text:style-name="T9">The Row-select bit string</text:span></text:p>
      <text:p text:style-name="P4"><text:tab/><text:span text:style-name="T10">BitString C<text:tab/>The column select bit string.</text:span></text:p>
      <text:p text:style-name="P5"><text:tab/><text:span text:style-name="T19">D</text:span>fmt H<text:tab/>The input matrix in <text:span text:style-name="T19">D</text:span>fmt.</text:p>
      <text:p text:style-name="P5"><text:tab/>Dfmt F<text:tab/>The selected columns of the non-selected rows of H.</text:p>
      <text:p text:style-name="P5"/>
      <text:p text:style-name="P32"><text:span text:style-name="T11">Section </text:span><text:span text:style-name="T13">6</text:span><text:span text:style-name="T11"> – Detail of </text:span><text:span text:style-name="T13">further </text:span><text:span text:style-name="T11">proggies</text:span><text:span text:style-name="T13"> in future.</text:span></text:p>
      <text:p text:style-name="P15"/>
      <text:p text:style-name="P25"><text:span text:style-name="T7">10</text:span><text:span text:style-name="T1"> </text:span><text:span text:style-name="T7">SUB</text:span><text:span text:style-name="T1">.</text:span><text:span text:style-name="T21"> <text:s/></text:span><text:span text:style-name="T22">A Dataflow proggy for matrix </text:span><text:span text:style-name="T24">subtraction</text:span><text:span text:style-name="T22">. <text:s/></text:span><text:span text:style-name="T21">This proggie has </text:span><text:span text:style-name="T23">four</text:span><text:span text:style-name="T21"> moj parameters </text:span></text:p>
      <text:p text:style-name="P16"><text:tab/>Field<text:tab/>f<text:tab/>The field structure in use</text:p>
      <text:p text:style-name="P16"><text:tab/>Dfmt <text:tab/>A<text:tab/>Matrix A in Dfmt</text:p>
      <text:p text:style-name="P16"><text:tab/><text:span text:style-name="T14">D</text:span>fmt B<text:tab/>Matrix B in <text:span text:style-name="T14">D</text:span>fmt</text:p>
      <text:p text:style-name="P6"><text:tab/><text:span text:style-name="T14">D</text:span>fmt C<text:tab/>The result matrix, in <text:span text:style-name="T14">D</text:span>fmt, C = <text:span text:style-name="T29">A </text:span><text:span text:style-name="T26">−</text:span><text:span text:style-name="T27"> </text:span><text:span text:style-name="T28">B</text:span></text:p>
      <text:p text:style-name="P6"/>
      <text:p text:style-name="P15">This proggy is needed, as well as ADD, to implement a Strassen-Winograd algorithm or suchlike. <text:s/>It is not, however, clear how the memory footprint is controlled.</text:p>
      <text:p text:style-name="P15"/>
      <text:p text:style-name="P33"><text:span text:style-name="T7">1</text:span><text:span text:style-name="T8">1</text:span><text:span text:style-name="T1"> </text:span><text:span text:style-name="T8">CPY</text:span><text:span text:style-name="T1">.</text:span><text:span text:style-name="T21"> <text:s/></text:span><text:span text:style-name="T22">A Dataflow proggy for </text:span><text:span text:style-name="T25">copying a matrix</text:span><text:span text:style-name="T22">. <text:s/></text:span><text:span text:style-name="T21">This proggie has </text:span><text:span text:style-name="T25">three</text:span><text:span text:style-name="T21"> moj parameters </text:span></text:p>
      <text:p text:style-name="P28"><text:tab/>Field<text:tab/>f<text:tab/>The field structure in use</text:p>
      <text:p text:style-name="P28"><text:tab/>Dfmt <text:tab/>A<text:tab/>Matrix A in Dfmt</text:p>
      <text:p text:style-name="P28"><text:tab/><text:span text:style-name="T14">D</text:span>fmt B<text:tab/><text:span text:style-name="T30">The resulting </text:span>Matrix B in <text:span text:style-name="T14">D</text:span>fmt<text:span text:style-name="T30">, set equal to A</text:span></text:p>
      <text:p text:style-name="P31"/>
      <text:p text:style-name="P30"><text:span text:style-name="T30">No use for this proggy has been identified, though I suspect it will be needed sometime. <text:s/>In fact, it has more-or-less already been implemented. <text:s/>It needs the field as otherwise it cannot determine the length of the da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DejaVu Sans Mono" fo:font-family="'DejaVu Sans Mono'" style:font-family-generic="modern" style:font-pitch="fixed" style:font-name-asian="WenQuanYi Micro Hei1" style:font-family-asian="'WenQuanYi Micro Hei'" style:font-family-generic-asian="modern" style:font-pitch-asian="fixed" style:font-name-complex="DejaVu Sans Mono" style:font-family-complex="'DejaVu Sans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cm" style:num-format="1" style:print-orientation="portrait" fo:margin-top="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1-11-26T16:26:49</meta:creation-date>
    <dc:date>2015-07-18T09:59:37.678082014</dc:date>
    <meta:editing-duration>PT23H36M54S</meta:editing-duration>
    <meta:editing-cycles>130</meta:editing-cycles>
    <meta:generator>LibreOffice/4.2.8.2$Linux_X86_64 LibreOffice_project/420m0$Build-2</meta:generator>
    <meta:printed-by>User </meta:printed-by>
    <meta:print-date>2012-08-06T12:45:35</meta:print-date>
    <meta:document-statistic meta:table-count="0" meta:image-count="0" meta:object-count="0" meta:page-count="4" meta:paragraph-count="86" meta:word-count="1280" meta:character-count="7015" meta:non-whitespace-character-count="5699"/>
  </office:meta>
</office:document-meta>
</file>